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IMDNI+AdvTT5843c571" svg:font-family="HIMDNI+AdvTT5843c571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46"/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44"/>
    <style:style style:name="ce4" style:family="table-cell" style:parent-style-name="Default" style:data-style-name="N60"/>
    <style:style style:name="ce5" style:family="table-cell" style:parent-style-name="Default" style:data-style-name="N117"/>
    <style:style style:name="ce6" style:family="table-cell" style:parent-style-name="Default" style:data-style-name="N61"/>
    <style:style style:name="ce7" style:family="table-cell" style:parent-style-name="Default">
      <style:text-properties style:font-name="Liberation Sans" style:font-name-asian="DejaVu LGC Sans" style:font-name-complex="DejaVu LGC Sans"/>
    </style:style>
    <style:style style:name="ce8" style:family="table-cell" style:parent-style-name="Default">
      <style:text-properties style:use-window-font-color="true" style:text-outline="false" style:text-line-through-style="none" style:font-name="HIMDNI+AdvTT5843c571" fo:font-size="10pt" fo:language="en" fo:country="US" fo:font-style="normal" fo:text-shadow="none" style:text-underline-style="none" fo:font-weight="normal" style:text-underline-mode="continuous" style:text-line-through-mode="continuous" style:font-name-asian="HIMDNI+AdvTT5843c571" style:font-size-asian="10pt" style:language-asian="en" style:country-asian="US" style:font-style-asian="normal" style:font-weight-asian="normal" style:font-name-complex="HIMDNI+AdvTT5843c57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2" table:default-cell-style-name="Default"/>
        <table:table-row table:style-name="ro1">
          <table:table-cell office:value-type="string">
            <text:p>Name</text:p>
          </table:table-cell>
          <table:table-cell/>
          <table:table-cell office:value-type="string">
            <text:p>RA2000</text:p>
          </table:table-cell>
          <table:table-cell office:value-type="string">
            <text:p>Dec2000</text:p>
          </table:table-cell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Ha Flux</text:p>
          </table:table-cell>
          <table:table-cell office:value-type="string">
            <text:p>Distance (MP) </text:p>
          </table:table-cell>
          <table:table-cell table:number-columns-repeated="5"/>
          <table:table-cell office:value-type="string">
            <text:p>A Ext (Schlegel)</text:p>
          </table:table-cell>
          <table:table-cell/>
          <table:table-cell office:value-type="string">
            <text:p>Mag (Corr)</text:p>
          </table:table-cell>
          <table:table-cell office:value-type="string">
            <text:p>Luminosity</text:p>
          </table:table-cell>
          <table:table-cell office:value-type="string">
            <text:p>SFR</text:p>
          </table:table-cell>
          <table:table-cell office:value-type="string">
            <text:p>HI Flux</text:p>
          </table:table-cell>
          <table:table-cell table:number-columns-repeated="4"/>
          <table:table-cell office:value-type="string">
            <text:p>M(HI)</text:p>
          </table:table-cell>
          <table:table-cell office:value-type="string">
            <text:p>Mb</text:p>
          </table:table-cell>
          <table:table-cell table:number-columns-repeated="2"/>
          <table:table-cell office:value-type="string">
            <text:p>L(B)</text:p>
          </table:table-cell>
          <table:table-cell/>
          <table:table-cell office:value-type="string">
            <text:p>SFR/L(B)</text:p>
          </table:table-cell>
          <table:table-cell office:value-type="string">
            <text:p>log(SFR/Lb)</text:p>
          </table:table-cell>
          <table:table-cell office:value-type="string">
            <text:p>M/L</text:p>
          </table:table-cell>
          <table:table-cell office:value-type="string">
            <text:p>log(MHI/Lb)</text:p>
          </table:table-cell>
          <table:table-cell/>
          <table:table-cell office:value-type="string">
            <text:p>Tgas</text:p>
          </table:table-cell>
          <table:table-cell office:value-type="string">
            <text:p>log(Tgas)</text:p>
          </table:table-cell>
          <table:table-cell office:value-type="string">
            <text:p>Tform</text:p>
          </table:table-cell>
          <table:table-cell office:value-type="string">
            <text:p>log(Tform)</text:p>
          </table:table-cell>
          <table:table-cell/>
          <table:table-cell office:value-type="string">
            <text:p>V</text:p>
          </table:table-cell>
          <table:table-cell/>
        </table:table-row>
        <table:table-row table:style-name="ro2">
          <table:table-cell table:number-columns-repeated="41"/>
        </table:table-row>
        <table:table-row table:style-name="ro1">
          <table:table-cell office:value-type="string">
            <text:p>ESO384-G016</text:p>
          </table:table-cell>
          <table:table-cell/>
          <table:table-cell office:value-type="float" office:value="209.256117">
            <text:p>209.26</text:p>
          </table:table-cell>
          <table:table-cell office:value-type="float" office:value="-35.334067">
            <text:p>-35.33</text:p>
          </table:table-cell>
          <table:table-cell table:style-name="ce1" office:value-type="time" office:time-value="PT13H57M01.4S">
            <text:p>13:57:01.40</text:p>
          </table:table-cell>
          <table:table-cell table:style-name="ce1" office:value-type="time" office:time-value="-PT35H19M59.561S">
            <text:p>-35:19:59.56</text:p>
          </table:table-cell>
          <table:table-cell table:style-name="ce4" office:value-type="float" office:value="6.999E-016">
            <text:p>7.00E-016</text:p>
          </table:table-cell>
          <table:table-cell office:value-type="float" office:value="4.53">
            <text:p>4.53</text:p>
          </table:table-cell>
          <table:table-cell office:value-type="string">
            <text:p>+/- 20%</text:p>
          </table:table-cell>
          <table:table-cell office:value-type="string">
            <text:p>(Kennicutt 2008)</text:p>
          </table:table-cell>
          <table:table-cell table:number-columns-repeated="3"/>
          <table:table-cell table:style-name="ce5" office:value-type="float" office:value="0.1717">
            <text:p>0.1717</text:p>
          </table:table-cell>
          <table:table-cell/>
          <table:table-cell table:style-name="ce5" table:formula="oooc:=-2.5*LOG([.G3];10)+[.N3]-21.48" office:value-type="float" office:value="16.5791100162165">
            <text:p>16.5791</text:p>
          </table:table-cell>
          <table:table-cell table:formula="oooc:=LOG(10^((2.5*LOG([.G3];10)+[.N3])/2.5)*4*3.1415927*[.H3]^2*9.548;10)+48" office:value-type="float" office:value="36.3050346783116">
            <text:p>36.31</text:p>
          </table:table-cell>
          <table:table-cell table:style-name="ce6" table:formula="oooc:=(10^[.Q3])/1.26E+041" office:value-type="float" office:value="0.0000160200598110553">
            <text:p>1.60E-05</text:p>
          </table:table-cell>
          <table:table-cell office:value-type="float" office:value="1.04">
            <text:p>1.04</text:p>
          </table:table-cell>
          <table:table-cell office:value-type="string">
            <text:p>+/- 0.18 </text:p>
          </table:table-cell>
          <table:table-cell office:value-type="string">
            <text:p>(Bouchard 261B 2007)</text:p>
          </table:table-cell>
          <table:table-cell table:number-columns-repeated="2"/>
          <table:table-cell table:formula="oooc:=236000*[.H3]^2*[.S3]" office:value-type="float" office:value="5036649.696">
            <text:p>5036649.7</text:p>
          </table:table-cell>
          <table:table-cell office:value-type="float" office:value="-13.21">
            <text:p>-13.21</text:p>
          </table:table-cell>
          <table:table-cell table:style-name="ce8" office:value-type="string">
            <text:p><text:s/>BEAULIEU</text:p>
          </table:table-cell>
          <table:table-cell/>
          <table:table-cell table:style-name="ce6" table:formula="oooc:=10^(ABS([.Y3]-5.48)/2.5)" office:value-type="float" office:value="29922646.3660819">
            <text:p>2.99E+07</text:p>
          </table:table-cell>
          <table:table-cell/>
          <table:table-cell table:style-name="ce4" table:formula="oooc:=[.R3]/[.AB3]" office:value-type="float" office:value="0.000000000000535382452977637">
            <text:p>5.35E-013</text:p>
          </table:table-cell>
          <table:table-cell table:formula="oooc:=LOG([.AD3];10)" office:value-type="float" office:value="-12.2713358668059">
            <text:p>-12.27</text:p>
          </table:table-cell>
          <table:table-cell table:formula="oooc:=[.X3]/[.AB3]" office:value-type="float" office:value="0.168322334675223">
            <text:p>0.17</text:p>
          </table:table-cell>
          <table:table-cell table:formula="oooc:=LOG([.AF3];10)" office:value-type="float" office:value="-0.77385825370545">
            <text:p>-0.77</text:p>
          </table:table-cell>
          <table:table-cell/>
          <table:table-cell table:style-name="ce6" table:formula="oooc:=([.X3]*1.32)/[.R3]" office:value-type="float" office:value="415003294440.386">
            <text:p>4.15E+11</text:p>
          </table:table-cell>
          <table:table-cell table:formula="oooc:=LOG([.AI3];10)" office:value-type="float" office:value="11.6180515443063">
            <text:p>11.62</text:p>
          </table:table-cell>
          <table:table-cell table:style-name="ce4" table:formula="oooc:=1/[.AD3]" office:value-type="float" office:value="1867823636053.63">
            <text:p>1.87E+012</text:p>
          </table:table-cell>
          <table:table-cell table:formula="oooc:=LOG([.AK3];10)" office:value-type="float" office:value="12.2713358668059">
            <text:p>12.27</text:p>
          </table:table-cell>
          <table:table-cell/>
          <table:table-cell office:value-type="float" office:value="561">
            <text:p>561</text:p>
          </table:table-cell>
          <table:table-cell office:value-type="string">
            <text:p>Jerjen 2000</text:p>
          </table:table-cell>
        </table:table-row>
        <table:table-row table:style-name="ro1">
          <table:table-cell office:value-type="string">
            <text:p>ESO407-G018</text:p>
          </table:table-cell>
          <table:table-cell/>
          <table:table-cell office:value-type="float" office:value="351.614583">
            <text:p>351.61</text:p>
          </table:table-cell>
          <table:table-cell office:value-type="float" office:value="-32.388889">
            <text:p>-32.39</text:p>
          </table:table-cell>
          <table:table-cell table:style-name="ce1" office:value-type="time" office:time-value="PT23H26M27.5S">
            <text:p>23:26:27.50</text:p>
          </table:table-cell>
          <table:table-cell table:style-name="ce1" office:value-type="time" office:time-value="-PT32H23M20.62S">
            <text:p>-32:23:20.62</text:p>
          </table:table-cell>
          <table:table-cell table:style-name="ce4" office:value-type="float" office:value="1.548E-015">
            <text:p>1.55E-015</text:p>
          </table:table-cell>
          <table:table-cell office:value-type="float" office:value="3.21">
            <text:p>3.21</text:p>
          </table:table-cell>
          <table:table-cell office:value-type="string">
            <text:p>+/- 10%</text:p>
          </table:table-cell>
          <table:table-cell office:value-type="string">
            <text:p>(Karachentsev 2004)</text:p>
          </table:table-cell>
          <table:table-cell/>
          <table:table-cell office:value-type="string">
            <text:p>U4483?</text:p>
          </table:table-cell>
          <table:table-cell/>
          <table:table-cell table:style-name="ce5" office:value-type="float" office:value="0.0348">
            <text:p>0.0348</text:p>
          </table:table-cell>
          <table:table-cell/>
          <table:table-cell table:style-name="ce5" table:formula="oooc:=-2.5*LOG([.G4];10)+[.N4]-21.48" office:value-type="float" office:value="15.5803726091328">
            <text:p>15.5804</text:p>
          </table:table-cell>
          <table:table-cell table:formula="oooc:=LOG(10^((2.5*LOG([.G4];10)+[.N4])/2.5)*4*3.1415927*[.H4]^2*9.548;10)+48" office:value-type="float" office:value="36.2958233019292">
            <text:p>36.3</text:p>
          </table:table-cell>
          <table:table-cell table:style-name="ce6" table:formula="oooc:=(10^[.Q4])/1.26E+041" office:value-type="float" office:value="0.0000156838527715796">
            <text:p>1.57E-05</text:p>
          </table:table-cell>
          <table:table-cell office:value-type="float" office:value="9.59">
            <text:p>9.59</text:p>
          </table:table-cell>
          <table:table-cell office:value-type="string">
            <text:p>+/- 3.00 </text:p>
          </table:table-cell>
          <table:table-cell table:style-name="ce7" office:value-type="string">
            <text:p>(DE VAUCOULEURS 1991RC3.9.C...0000d)</text:p>
          </table:table-cell>
          <table:table-cell table:number-columns-repeated="2"/>
          <table:table-cell table:formula="oooc:=236000*[.H4]^2*[.S4]" office:value-type="float" office:value="23320651.284">
            <text:p>23320651.28</text:p>
          </table:table-cell>
          <table:table-cell office:value-type="float" office:value="-13.28">
            <text:p>-13.28</text:p>
          </table:table-cell>
          <table:table-cell office:value-type="string">
            <text:p>(Makarova 2005A&amp;A...433..751M)</text:p>
          </table:table-cell>
          <table:table-cell/>
          <table:table-cell table:style-name="ce6" table:formula="oooc:=10^(ABS([.Y4]-5.48)/2.5)" office:value-type="float" office:value="31915378.5510076">
            <text:p>3.19E+07</text:p>
          </table:table-cell>
          <table:table-cell/>
          <table:table-cell table:style-name="ce4" table:formula="oooc:=[.R4]/[.AB4]" office:value-type="float" office:value="0.00000000000049141991991458">
            <text:p>4.91E-013</text:p>
          </table:table-cell>
          <table:table-cell table:formula="oooc:=LOG([.AD4];10)" office:value-type="float" office:value="-12.3085472431884">
            <text:p>-12.31</text:p>
          </table:table-cell>
          <table:table-cell table:formula="oooc:=[.X4]/[.AB4]" office:value-type="float" office:value="0.730702637498992">
            <text:p>0.73</text:p>
          </table:table-cell>
          <table:table-cell table:formula="oooc:=LOG([.AF4];10)" office:value-type="float" office:value="-0.136259325049485">
            <text:p>-0.14</text:p>
          </table:table-cell>
          <table:table-cell/>
          <table:table-cell table:style-name="ce6" table:formula="oooc:=([.X4]*1.32)/[.R4]" office:value-type="float" office:value="1962735824112.15">
            <text:p>1.96E+12</text:p>
          </table:table-cell>
          <table:table-cell table:formula="oooc:=LOG([.AI4];10)" office:value-type="float" office:value="12.2928618493447">
            <text:p>12.29</text:p>
          </table:table-cell>
          <table:table-cell table:style-name="ce4" table:formula="oooc:=1/[.AD4]" office:value-type="float" office:value="2034919545332.68">
            <text:p>2.03E+012</text:p>
          </table:table-cell>
          <table:table-cell table:formula="oooc:=LOG([.AK4];10)" office:value-type="float" office:value="12.3085472431884">
            <text:p>12.31</text:p>
          </table:table-cell>
          <table:table-cell/>
          <table:table-cell table:number-columns-repeated="2" office:value-type="string">
            <text:p>N/A</text:p>
          </table:table-cell>
        </table:table-row>
        <table:table-row table:style-name="ro1">
          <table:table-cell office:value-type="string">
            <text:p>HIPASS J1337-39</text:p>
          </table:table-cell>
          <table:table-cell/>
          <table:table-cell office:value-type="float" office:value="204.359325">
            <text:p>204.36</text:p>
          </table:table-cell>
          <table:table-cell office:value-type="float" office:value="-39.88645">
            <text:p>-39.89</text:p>
          </table:table-cell>
          <table:table-cell table:style-name="ce1" office:value-type="time" office:time-value="PT13H37M25.3S">
            <text:p>13:37:25.30</text:p>
          </table:table-cell>
          <table:table-cell table:style-name="ce1" office:value-type="time" office:time-value="-PT39H53M48.492S">
            <text:p>-39:53:48.49</text:p>
          </table:table-cell>
          <table:table-cell table:style-name="ce4" office:value-type="float" office:value="0.00000000000001089">
            <text:p>1.09E-014</text:p>
          </table:table-cell>
          <table:table-cell office:value-type="float" office:value="4.9">
            <text:p>4.9</text:p>
          </table:table-cell>
          <table:table-cell office:value-type="string">
            <text:p>+/- 10%</text:p>
          </table:table-cell>
          <table:table-cell office:value-type="string">
            <text:p>(Karachentsev 2004)</text:p>
          </table:table-cell>
          <table:table-cell table:number-columns-repeated="3"/>
          <table:table-cell table:style-name="ce5" office:value-type="float" office:value="0.1717">
            <text:p>0.1717</text:p>
          </table:table-cell>
          <table:table-cell/>
          <table:table-cell table:style-name="ce5" table:formula="oooc:=-2.5*LOG([.G5];10)+[.N5]-21.48" office:value-type="float" office:value="13.5991303006106">
            <text:p>13.5991</text:p>
          </table:table-cell>
          <table:table-cell table:formula="oooc:=LOG(10^((2.5*LOG([.G5];10)+[.N5])/2.5)*4*3.1415927*[.H5]^2*9.548;10)+48" office:value-type="float" office:value="37.5652223205854">
            <text:p>37.57</text:p>
          </table:table-cell>
          <table:table-cell table:style-name="ce6" table:formula="oooc:=(10^[.Q5])/1.26E+041" office:value-type="float" office:value="0.000291643146723295">
            <text:p>2.92E-04</text:p>
          </table:table-cell>
          <table:table-cell office:value-type="float" office:value="6.6">
            <text:p>6.6</text:p>
          </table:table-cell>
          <table:table-cell office:value-type="string">
            <text:p>+/- 1.8</text:p>
          </table:table-cell>
          <table:table-cell office:value-type="string">
            <text:p>(Koribalski 16K 2004)</text:p>
          </table:table-cell>
          <table:table-cell table:number-columns-repeated="2"/>
          <table:table-cell table:formula="oooc:=236000*[.H5]^2*[.S5]" office:value-type="float" office:value="37397976">
            <text:p>37397976</text:p>
          </table:table-cell>
          <table:table-cell office:value-type="float" office:value="-12.37">
            <text:p>-12.37</text:p>
          </table:table-cell>
          <table:table-cell office:value-type="string">
            <text:p>(Doyle 2005MNRAS.361.34D)</text:p>
          </table:table-cell>
          <table:table-cell/>
          <table:table-cell table:style-name="ce6" table:formula="oooc:=10^(ABS([.Y5]-5.48)/2.5)" office:value-type="float" office:value="13803842.6460289">
            <text:p>1.38E+07</text:p>
          </table:table-cell>
          <table:table-cell/>
          <table:table-cell table:style-name="ce4" table:formula="oooc:=[.R5]/[.AB5]" office:value-type="float" office:value="0.0000000000211276782995781">
            <text:p>2.11E-011</text:p>
          </table:table-cell>
          <table:table-cell table:formula="oooc:=LOG([.AD5];10)" office:value-type="float" office:value="-10.6751482245322">
            <text:p>-10.68</text:p>
          </table:table-cell>
          <table:table-cell table:formula="oooc:=[.X5]/[.AB5]" office:value-type="float" office:value="2.70924386484214">
            <text:p>2.71</text:p>
          </table:table-cell>
          <table:table-cell table:formula="oooc:=LOG([.AF5];10)" office:value-type="float" office:value="0.432848098569002">
            <text:p>0.43</text:p>
          </table:table-cell>
          <table:table-cell/>
          <table:table-cell table:style-name="ce6" table:formula="oooc:=([.X5]*1.32)/[.R5]" office:value-type="float" office:value="169266203833.813">
            <text:p>1.69E+11</text:p>
          </table:table-cell>
          <table:table-cell table:formula="oooc:=LOG([.AI5];10)" office:value-type="float" office:value="11.228570254307">
            <text:p>11.23</text:p>
          </table:table-cell>
          <table:table-cell table:style-name="ce4" table:formula="oooc:=1/[.AD5]" office:value-type="float" office:value="47331277285.6811">
            <text:p>4.73E+010</text:p>
          </table:table-cell>
          <table:table-cell table:formula="oooc:=LOG([.AK5];10)" office:value-type="float" office:value="10.6751482245322">
            <text:p>10.68</text:p>
          </table:table-cell>
          <table:table-cell/>
          <table:table-cell office:value-type="float" office:value="492">
            <text:p>492</text:p>
          </table:table-cell>
          <table:table-cell office:value-type="string">
            <text:p>Koribalski 2004</text:p>
          </table:table-cell>
        </table:table-row>
        <table:table-row table:style-name="ro1">
          <table:table-cell office:value-type="string">
            <text:p>NGC 59</text:p>
          </table:table-cell>
          <table:table-cell/>
          <table:table-cell office:value-type="float" office:value="3.854167">
            <text:p>3.85</text:p>
          </table:table-cell>
          <table:table-cell office:value-type="float" office:value="-21.443889">
            <text:p>-21.44</text:p>
          </table:table-cell>
          <table:table-cell table:style-name="ce1" office:value-type="time" office:time-value="PT00H15M25.1S">
            <text:p>00:15:25.10</text:p>
          </table:table-cell>
          <table:table-cell table:style-name="ce3" office:value-type="time" office:time-value="-PT21H26M40S">
            <text:p>-21:26:40</text:p>
          </table:table-cell>
          <table:table-cell table:style-name="ce4" office:value-type="float" office:value="0.0000000000001399">
            <text:p>1.40E-013</text:p>
          </table:table-cell>
          <table:table-cell office:value-type="float" office:value="5.3">
            <text:p>5.3</text:p>
          </table:table-cell>
          <table:table-cell office:value-type="string">
            <text:p>+/- 20%</text:p>
          </table:table-cell>
          <table:table-cell office:value-type="string">
            <text:p>(Kennicutt 2008)</text:p>
          </table:table-cell>
          <table:table-cell table:number-columns-repeated="3"/>
          <table:table-cell table:style-name="ce5" office:value-type="float" office:value="0.0464">
            <text:p>0.0464</text:p>
          </table:table-cell>
          <table:table-cell/>
          <table:table-cell table:style-name="ce5" table:formula="oooc:=-2.5*LOG([.G6];10)+[.N6]-21.48" office:value-type="float" office:value="10.7018557137704">
            <text:p>10.7019</text:p>
          </table:table-cell>
          <table:table-cell table:formula="oooc:=LOG(10^((2.5*LOG([.G6];10)+[.N6])/2.5)*4*3.1415927*[.H6]^2*9.548;10)+48" office:value-type="float" office:value="38.692051734466">
            <text:p>38.69</text:p>
          </table:table-cell>
          <table:table-cell table:style-name="ce6" table:formula="oooc:=(10^[.Q6])/1.26E+041" office:value-type="float" office:value="0.00390554089208957">
            <text:p>3.91E-03</text:p>
          </table:table-cell>
          <table:table-cell office:value-type="float" office:value="2.72">
            <text:p>2.72</text:p>
          </table:table-cell>
          <table:table-cell/>
          <table:table-cell office:value-type="string">
            <text:p>(Beaulieu 325B 2006)</text:p>
          </table:table-cell>
          <table:table-cell table:number-columns-repeated="2"/>
          <table:table-cell table:formula="oooc:=236000*[.H6]^2*[.S6]" office:value-type="float" office:value="18031532.8">
            <text:p>18031532.8</text:p>
          </table:table-cell>
          <table:table-cell office:value-type="float" office:value="-15.3">
            <text:p>-15.3</text:p>
          </table:table-cell>
          <table:table-cell table:style-name="ce8" office:value-type="string">
            <text:p><text:s/>BEAULIEU</text:p>
          </table:table-cell>
          <table:table-cell/>
          <table:table-cell table:style-name="ce6" table:formula="oooc:=10^(ABS([.Y6]-5.48)/2.5)" office:value-type="float" office:value="205116217.882557">
            <text:p>2.05E+08</text:p>
          </table:table-cell>
          <table:table-cell/>
          <table:table-cell table:style-name="ce4" table:formula="oooc:=[.R6]/[.AB6]" office:value-type="float" office:value="0.0000000000190406245415746">
            <text:p>1.90E-011</text:p>
          </table:table-cell>
          <table:table-cell table:formula="oooc:=LOG([.AD6];10)" office:value-type="float" office:value="-10.7203188106516">
            <text:p>-10.72</text:p>
          </table:table-cell>
          <table:table-cell table:formula="oooc:=[.X6]/[.AB6]" office:value-type="float" office:value="0.0879088596023366">
            <text:p>0.09</text:p>
          </table:table-cell>
          <table:table-cell table:formula="oooc:=LOG([.AF6];10)" office:value-type="float" office:value="-1.05596735379412">
            <text:p>-1.06</text:p>
          </table:table-cell>
          <table:table-cell/>
          <table:table-cell table:style-name="ce6" table:formula="oooc:=([.X6]*1.32)/[.R6]" office:value-type="float" office:value="6094321875.92983">
            <text:p>6.09E+09</text:p>
          </table:table-cell>
          <table:table-cell table:formula="oooc:=LOG([.AI6];10)" office:value-type="float" office:value="9.78492538806332">
            <text:p>9.78</text:p>
          </table:table-cell>
          <table:table-cell table:style-name="ce4" table:formula="oooc:=1/[.AD6]" office:value-type="float" office:value="52519285689.2132">
            <text:p>5.25E+010</text:p>
          </table:table-cell>
          <table:table-cell table:formula="oooc:=LOG([.AK6];10)" office:value-type="float" office:value="10.7203188106516">
            <text:p>10.72</text:p>
          </table:table-cell>
          <table:table-cell/>
          <table:table-cell office:value-type="float" office:value="367">
            <text:p>367</text:p>
          </table:table-cell>
          <table:table-cell office:value-type="string">
            <text:p>Bouchard 2005</text:p>
          </table:table-cell>
        </table:table-row>
        <table:table-row table:style-name="ro2" table:number-rows-repeated="2">
          <table:table-cell table:number-columns-repeated="13"/>
          <table:table-cell table:style-name="ce5" table:number-columns-repeated="2"/>
          <table:table-cell table:number-columns-repeated="2"/>
          <table:table-cell table:style-name="ce6"/>
          <table:table-cell table:number-columns-repeated="9"/>
          <table:table-cell table:style-name="ce6"/>
          <table:table-cell/>
          <table:table-cell table:style-name="ce4"/>
          <table:table-cell table:number-columns-repeated="4"/>
          <table:table-cell table:style-name="ce6"/>
          <table:table-cell/>
          <table:table-cell table:style-name="ce4"/>
          <table:table-cell table:number-columns-repeated="4"/>
        </table:table-row>
        <table:table-row table:style-name="ro1">
          <table:table-cell office:value-type="string">
            <text:p>HIPASS J1321-31</text:p>
          </table:table-cell>
          <table:table-cell/>
          <table:table-cell office:value-type="float" office:value="200.287183">
            <text:p>200.29</text:p>
          </table:table-cell>
          <table:table-cell office:value-type="float" office:value="-31.530689">
            <text:p>-31.53</text:p>
          </table:table-cell>
          <table:table-cell office:value-type="string">
            <text:p>13 21 08.20</text:p>
          </table:table-cell>
          <table:table-cell office:value-type="string">
            <text:p>-31 31 45.0</text:p>
          </table:table-cell>
          <table:table-cell/>
          <table:table-cell office:value-type="float" office:value="5.2">
            <text:p>5.2</text:p>
          </table:table-cell>
          <table:table-cell office:value-type="string">
            <text:p>+/- 0.12</text:p>
          </table:table-cell>
          <table:table-cell office:value-type="string">
            <text:p>(Pritzl 2003)</text:p>
          </table:table-cell>
          <table:table-cell table:number-columns-repeated="3"/>
          <table:table-cell table:style-name="ce5" office:value-type="float" office:value="0.1438">
            <text:p>0.1438</text:p>
          </table:table-cell>
          <table:table-cell table:style-name="ce5"/>
          <table:table-cell/>
          <table:table-cell office:value-type="float" office:value="33.9423">
            <text:p>33.94</text:p>
          </table:table-cell>
          <table:table-cell table:style-name="ce6" table:formula="oooc:=(10^[.Q9])/1.26E+041" office:value-type="float" office:value="0.0000000694911429692953">
            <text:p>6.95E-08</text:p>
          </table:table-cell>
          <table:table-cell office:value-type="float" office:value="5.9">
            <text:p>5.9</text:p>
          </table:table-cell>
          <table:table-cell office:value-type="string">
            <text:p>+/- 1.6</text:p>
          </table:table-cell>
          <table:table-cell office:value-type="string">
            <text:p>(Koribalski 16K 2004)</text:p>
          </table:table-cell>
          <table:table-cell table:number-columns-repeated="2"/>
          <table:table-cell table:formula="oooc:=236000*[.H9]^2*[.S9]" office:value-type="float" office:value="37650496">
            <text:p>37650496</text:p>
          </table:table-cell>
          <table:table-cell office:value-type="float" office:value="-11.7">
            <text:p>-11.7</text:p>
          </table:table-cell>
          <table:table-cell table:number-columns-repeated="2"/>
          <table:table-cell table:style-name="ce6" table:formula="oooc:=10^(ABS([.Y9]-5.48)/2.5)" office:value-type="float" office:value="7447319.73905989">
            <text:p>7.45E+06</text:p>
          </table:table-cell>
          <table:table-cell/>
          <table:table-cell table:style-name="ce4" table:formula="oooc:=[.R9]/[.AB9]" office:value-type="float" office:value="9.33102718885916E-015">
            <text:p>9.33E-015</text:p>
          </table:table-cell>
          <table:table-cell table:formula="oooc:=LOG([.AD9];10)" office:value-type="float" office:value="-14.0300705451176">
            <text:p>-14.03</text:p>
          </table:table-cell>
          <table:table-cell table:formula="oooc:=[.X9]/[.AB9]" office:value-type="float" office:value="5.05557667982613">
            <text:p>5.06</text:p>
          </table:table-cell>
          <table:table-cell table:formula="oooc:=LOG([.AF9];10)" office:value-type="float" office:value="0.703770701881849">
            <text:p>0.7</text:p>
          </table:table-cell>
          <table:table-cell/>
          <table:table-cell table:style-name="ce6" table:formula="oooc:=([.X9]*1.32)/[.R9]" office:value-type="float" office:value="715179699115891">
            <text:p>7.15E+14</text:p>
          </table:table-cell>
          <table:table-cell table:formula="oooc:=LOG([.AI9];10)" office:value-type="float" office:value="14.8544151782053">
            <text:p>14.85</text:p>
          </table:table-cell>
          <table:table-cell table:style-name="ce4" table:formula="oooc:=1/[.AD9]" office:value-type="float" office:value="107169337283033">
            <text:p>1.07E+014</text:p>
          </table:table-cell>
          <table:table-cell table:formula="oooc:=LOG([.AK9];10)" office:value-type="float" office:value="14.0300705451176">
            <text:p>14.03</text:p>
          </table:table-cell>
          <table:table-cell/>
          <table:table-cell office:value-type="float" office:value="571">
            <text:p>571</text:p>
          </table:table-cell>
          <table:table-cell office:value-type="string">
            <text:p>Koribalski 2004</text:p>
          </table:table-cell>
        </table:table-row>
        <table:table-row table:style-name="ro1">
          <table:table-cell office:value-type="string">
            <text:p>ESO294-G010</text:p>
          </table:table-cell>
          <table:table-cell/>
          <table:table-cell office:value-type="float" office:value="6.6375">
            <text:p>6.64</text:p>
          </table:table-cell>
          <table:table-cell office:value-type="float" office:value="-41.855278">
            <text:p>-41.86</text:p>
          </table:table-cell>
          <table:table-cell office:value-type="string">
            <text:p>00 26 33.37</text:p>
          </table:table-cell>
          <table:table-cell office:value-type="string">
            <text:p>-41 51 19.1</text:p>
          </table:table-cell>
          <table:table-cell/>
          <table:table-cell office:value-type="float" office:value="1.92">
            <text:p>1.92</text:p>
          </table:table-cell>
          <table:table-cell office:value-type="string">
            <text:p>+/- 0.10</text:p>
          </table:table-cell>
          <table:table-cell office:value-type="string">
            <text:p>(Karachentsev 2002)</text:p>
          </table:table-cell>
          <table:table-cell/>
          <table:table-cell office:value-type="string">
            <text:p>1.71 +/- 0.08</text:p>
          </table:table-cell>
          <table:table-cell office:value-type="string">
            <text:p>(JERJEN 1998)</text:p>
          </table:table-cell>
          <table:table-cell table:style-name="ce5" office:value-type="float" office:value="0.0139">
            <text:p>0.0139</text:p>
          </table:table-cell>
          <table:table-cell table:style-name="ce5"/>
          <table:table-cell/>
          <table:table-cell office:value-type="float" office:value="32.8203">
            <text:p>32.82</text:p>
          </table:table-cell>
          <table:table-cell table:style-name="ce6" table:formula="oooc:=(10^[.Q10])/1.26E+041" office:value-type="float" office:value="0.00000000524722219477024">
            <text:p>5.25E-09</text:p>
          </table:table-cell>
          <table:table-cell office:value-type="float" office:value="0.342">
            <text:p>0.34</text:p>
          </table:table-cell>
          <table:table-cell office:value-type="string">
            <text:p>+/- 0.017 </text:p>
          </table:table-cell>
          <table:table-cell office:value-type="string">
            <text:p>(Bouchard 2058B 2005)</text:p>
          </table:table-cell>
          <table:table-cell table:number-columns-repeated="2"/>
          <table:table-cell table:formula="oooc:=236000*[.H10]^2*[.S10]" office:value-type="float" office:value="297536.7168">
            <text:p>297536.72</text:p>
          </table:table-cell>
          <table:table-cell office:value-type="float" office:value="-10.67">
            <text:p>-10.67</text:p>
          </table:table-cell>
          <table:table-cell table:style-name="ce8" office:value-type="string">
            <text:p><text:s/>BEAULIEU</text:p>
          </table:table-cell>
          <table:table-cell/>
          <table:table-cell table:style-name="ce6" table:formula="oooc:=10^(ABS([.Y10]-5.48)/2.5)" office:value-type="float" office:value="2884031.5031266">
            <text:p>2.88E+06</text:p>
          </table:table-cell>
          <table:table-cell/>
          <table:table-cell table:style-name="ce4" table:formula="oooc:=[.R10]/[.AB10]" office:value-type="float" office:value="1.81940529743926E-015">
            <text:p>1.82E-015</text:p>
          </table:table-cell>
          <table:table-cell table:formula="oooc:=LOG([.AD10];10)" office:value-type="float" office:value="-14.7400705451176">
            <text:p>-14.74</text:p>
          </table:table-cell>
          <table:table-cell table:formula="oooc:=[.X10]/[.AB10]" office:value-type="float" office:value="0.103166944077219">
            <text:p>0.1</text:p>
          </table:table-cell>
          <table:table-cell table:formula="oooc:=LOG([.AF10];10)" office:value-type="float" office:value="-0.986459433566658">
            <text:p>-0.99</text:p>
          </table:table-cell>
          <table:table-cell/>
          <table:table-cell table:style-name="ce6" table:formula="oooc:=([.X10]*1.32)/[.R10]" office:value-type="float" office:value="74848834601942.7">
            <text:p>7.48E+13</text:p>
          </table:table-cell>
          <table:table-cell table:formula="oooc:=LOG([.AI10];10)" office:value-type="float" office:value="13.8741850427568">
            <text:p>13.87</text:p>
          </table:table-cell>
          <table:table-cell table:style-name="ce4" table:formula="oooc:=1/[.AD10]" office:value-type="float" office:value="549630146404137">
            <text:p>5.50E+014</text:p>
          </table:table-cell>
          <table:table-cell table:formula="oooc:=LOG([.AK10];10)" office:value-type="float" office:value="14.7400705451176">
            <text:p>14.74</text:p>
          </table:table-cell>
          <table:table-cell/>
          <table:table-cell office:value-type="float" office:value="117">
            <text:p>117</text:p>
          </table:table-cell>
          <table:table-cell office:value-type="string">
            <text:p>JERJEN 1998</text:p>
          </table:table-cell>
        </table:table-row>
        <table:table-row table:style-name="ro1">
          <table:table-cell office:value-type="string">
            <text:p>ESO540-G030</text:p>
          </table:table-cell>
          <table:table-cell/>
          <table:table-cell office:value-type="float" office:value="12.334525">
            <text:p>12.33</text:p>
          </table:table-cell>
          <table:table-cell office:value-type="float" office:value="-18.061869">
            <text:p>-18.06</text:p>
          </table:table-cell>
          <table:table-cell office:value-type="string">
            <text:p>00 49 20.96</text:p>
          </table:table-cell>
          <table:table-cell office:value-type="string">
            <text:p>-18 04 31.5</text:p>
          </table:table-cell>
          <table:table-cell/>
          <table:table-cell office:value-type="float" office:value="3.4">
            <text:p>3.4</text:p>
          </table:table-cell>
          <table:table-cell office:value-type="string">
            <text:p>+/- 0.22</text:p>
          </table:table-cell>
          <table:table-cell office:value-type="string">
            <text:p>(Karachentsev 2003)</text:p>
          </table:table-cell>
          <table:table-cell/>
          <table:table-cell office:value-type="string">
            <text:p>3.19 +/- 0.08</text:p>
          </table:table-cell>
          <table:table-cell office:value-type="string">
            <text:p>(JERJEN 1998)</text:p>
          </table:table-cell>
          <table:table-cell table:style-name="ce5" office:value-type="float" office:value="0.0534">
            <text:p>0.0534</text:p>
          </table:table-cell>
          <table:table-cell table:style-name="ce5"/>
          <table:table-cell/>
          <table:table-cell office:value-type="float" office:value="33.5903">
            <text:p>33.59</text:p>
          </table:table-cell>
          <table:table-cell table:style-name="ce6" table:formula="oooc:=(10^[.Q11])/1.26E+041" office:value-type="float" office:value="0.0000000308979349763145">
            <text:p>3.09E-08</text:p>
          </table:table-cell>
          <table:table-cell office:value-type="float" office:value="0.327">
            <text:p>0.33</text:p>
          </table:table-cell>
          <table:table-cell office:value-type="string">
            <text:p>+/- 0.025</text:p>
          </table:table-cell>
          <table:table-cell office:value-type="string">
            <text:p>(Bouchard 2058B 2005)</text:p>
          </table:table-cell>
          <table:table-cell table:number-columns-repeated="2"/>
          <table:table-cell table:formula="oooc:=236000*[.H11]^2*[.S11]" office:value-type="float" office:value="892108.32">
            <text:p>892108.32</text:p>
          </table:table-cell>
          <table:table-cell office:value-type="float" office:value="-11.22">
            <text:p>-11.22</text:p>
          </table:table-cell>
          <table:table-cell table:style-name="ce8" office:value-type="string">
            <text:p><text:s/>BEAULIEU</text:p>
          </table:table-cell>
          <table:table-cell/>
          <table:table-cell table:style-name="ce6" table:formula="oooc:=10^(ABS([.Y11]-5.48)/2.5)" office:value-type="float" office:value="4786300.9232264">
            <text:p>4.79E+06</text:p>
          </table:table-cell>
          <table:table-cell/>
          <table:table-cell table:style-name="ce4" table:formula="oooc:=[.R11]/[.AB11]" office:value-type="float" office:value="6.45549359973934E-015">
            <text:p>6.46E-015</text:p>
          </table:table-cell>
          <table:table-cell table:formula="oooc:=LOG([.AD11];10)" office:value-type="float" office:value="-14.1900705451176">
            <text:p>-14.19</text:p>
          </table:table-cell>
          <table:table-cell table:formula="oooc:=[.X11]/[.AB11]" office:value-type="float" office:value="0.186387846127869">
            <text:p>0.19</text:p>
          </table:table-cell>
          <table:table-cell table:formula="oooc:=LOG([.AF11];10)" office:value-type="float" office:value="-0.729582410285099">
            <text:p>-0.73</text:p>
          </table:table-cell>
          <table:table-cell/>
          <table:table-cell table:style-name="ce6" table:formula="oooc:=([.X11]*1.32)/[.R11]" office:value-type="float" office:value="38112028629185.1">
            <text:p>3.81E+13</text:p>
          </table:table-cell>
          <table:table-cell table:formula="oooc:=LOG([.AI11];10)" office:value-type="float" office:value="13.5810620660383">
            <text:p>13.58</text:p>
          </table:table-cell>
          <table:table-cell table:style-name="ce4" table:formula="oooc:=1/[.AD11]" office:value-type="float" office:value="154906822313382">
            <text:p>1.55E+014</text:p>
          </table:table-cell>
          <table:table-cell table:formula="oooc:=LOG([.AK11];10)" office:value-type="float" office:value="14.1900705451176">
            <text:p>14.19</text:p>
          </table:table-cell>
          <table:table-cell/>
          <table:table-cell office:value-type="float" office:value="224">
            <text:p>224</text:p>
          </table:table-cell>
          <table:table-cell office:value-type="string">
            <text:p>Bouchard 2005</text:p>
          </table:table-cell>
        </table:table-row>
        <table:table-row table:style-name="ro1">
          <table:table-cell office:value-type="string">
            <text:p>ESO540-G032</text:p>
          </table:table-cell>
          <table:table-cell/>
          <table:table-cell office:value-type="float" office:value="12.600333">
            <text:p>12.6</text:p>
          </table:table-cell>
          <table:table-cell office:value-type="float" office:value="-19.918">
            <text:p>-19.92</text:p>
          </table:table-cell>
          <table:table-cell office:value-type="string">
            <text:p>00 50 24.32</text:p>
          </table:table-cell>
          <table:table-cell office:value-type="string">
            <text:p>-19 54 24.2</text:p>
          </table:table-cell>
          <table:table-cell/>
          <table:table-cell office:value-type="float" office:value="3.42">
            <text:p>3.42</text:p>
          </table:table-cell>
          <table:table-cell office:value-type="string">
            <text:p>+/- 10%</text:p>
          </table:table-cell>
          <table:table-cell office:value-type="string">
            <text:p>(Karachentsev 2003)</text:p>
          </table:table-cell>
          <table:table-cell/>
          <table:table-cell office:value-type="string">
            <text:p>2.21 +/- 0.13 </text:p>
          </table:table-cell>
          <table:table-cell office:value-type="string">
            <text:p>(JERJEN 1998)</text:p>
          </table:table-cell>
          <table:table-cell table:style-name="ce5" office:value-type="float" office:value="0.0464">
            <text:p>0.0464</text:p>
          </table:table-cell>
          <table:table-cell table:style-name="ce5"/>
          <table:table-cell/>
          <table:table-cell office:value-type="float" office:value="33.002">
            <text:p>33</text:p>
          </table:table-cell>
          <table:table-cell table:style-name="ce6" table:formula="oooc:=(10^[.Q12])/1.26E+041" office:value-type="float" office:value="0.00000000797314119268572">
            <text:p>7.97E-09</text:p>
          </table:table-cell>
          <table:table-cell office:value-type="float" office:value="0.346">
            <text:p>0.35</text:p>
          </table:table-cell>
          <table:table-cell office:value-type="string">
            <text:p>+/- 0.019</text:p>
          </table:table-cell>
          <table:table-cell office:value-type="string">
            <text:p>(Bouchard 2058B 2005)</text:p>
          </table:table-cell>
          <table:table-cell table:number-columns-repeated="2"/>
          <table:table-cell table:formula="oooc:=236000*[.H12]^2*[.S12]" office:value-type="float" office:value="955081.2384">
            <text:p>955081.24</text:p>
          </table:table-cell>
          <table:table-cell office:value-type="float" office:value="-10.39">
            <text:p>-10.39</text:p>
          </table:table-cell>
          <table:table-cell table:style-name="ce8" office:value-type="string">
            <text:p><text:s/>BEAULIEU</text:p>
          </table:table-cell>
          <table:table-cell/>
          <table:table-cell table:style-name="ce6" table:formula="oooc:=10^(ABS([.Y12]-5.48)/2.5)" office:value-type="float" office:value="2228435.14927031">
            <text:p>2.23E+06</text:p>
          </table:table-cell>
          <table:table-cell/>
          <table:table-cell table:style-name="ce4" table:formula="oooc:=[.R12]/[.AB12]" office:value-type="float" office:value="3.57791035350367E-015">
            <text:p>3.58E-015</text:p>
          </table:table-cell>
          <table:table-cell table:formula="oooc:=LOG([.AD12];10)" office:value-type="float" office:value="-14.4463705451176">
            <text:p>-14.45</text:p>
          </table:table-cell>
          <table:table-cell table:formula="oooc:=[.X12]/[.AB12]" office:value-type="float" office:value="0.428588302743626">
            <text:p>0.43</text:p>
          </table:table-cell>
          <table:table-cell table:formula="oooc:=LOG([.AF12];10)" office:value-type="float" office:value="-0.367959686124848">
            <text:p>-0.37</text:p>
          </table:table-cell>
          <table:table-cell/>
          <table:table-cell table:style-name="ce6" table:formula="oooc:=([.X12]*1.32)/[.R12]" office:value-type="float" office:value="158119266198939">
            <text:p>1.58E+14</text:p>
          </table:table-cell>
          <table:table-cell table:formula="oooc:=LOG([.AI12];10)" office:value-type="float" office:value="14.1989847901986">
            <text:p>14.2</text:p>
          </table:table-cell>
          <table:table-cell table:style-name="ce4" table:formula="oooc:=1/[.AD12]" office:value-type="float" office:value="279492748894827">
            <text:p>2.79E+014</text:p>
          </table:table-cell>
          <table:table-cell table:formula="oooc:=LOG([.AK12];10)" office:value-type="float" office:value="14.4463705451176">
            <text:p>14.45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Bouchard 2005</text:p>
          </table:table-cell>
        </table:table-row>
        <table:table-row table:style-name="ro1">
          <table:table-cell office:value-type="string">
            <text:p>ESO410-G005</text:p>
          </table:table-cell>
          <table:table-cell/>
          <table:table-cell office:value-type="float" office:value="3.877117">
            <text:p>3.88</text:p>
          </table:table-cell>
          <table:table-cell office:value-type="float" office:value="-32.182392">
            <text:p>-32.18</text:p>
          </table:table-cell>
          <table:table-cell office:value-type="string">
            <text:p>00 15 31.56</text:p>
          </table:table-cell>
          <table:table-cell office:value-type="string">
            <text:p>-32 10 47.8</text:p>
          </table:table-cell>
          <table:table-cell/>
          <table:table-cell office:value-type="float" office:value="1.92">
            <text:p>1.92</text:p>
          </table:table-cell>
          <table:table-cell office:value-type="string">
            <text:p>+/- 0.19</text:p>
          </table:table-cell>
          <table:table-cell office:value-type="string">
            <text:p>(Karachentsev 2000)</text:p>
          </table:table-cell>
          <table:table-cell table:number-columns-repeated="3"/>
          <table:table-cell table:style-name="ce5" office:value-type="float" office:value="0.0325">
            <text:p>0.0325</text:p>
          </table:table-cell>
          <table:table-cell table:style-name="ce5"/>
          <table:table-cell/>
          <table:table-cell office:value-type="float" office:value="32.3411">
            <text:p>32.34</text:p>
          </table:table-cell>
          <table:table-cell table:style-name="ce6" table:formula="oooc:=(10^[.Q13])/1.26E+041" office:value-type="float" office:value="0.00000000174072214720685">
            <text:p>1.74E-09</text:p>
          </table:table-cell>
          <table:table-cell office:value-type="float" office:value="0.835">
            <text:p>0.84</text:p>
          </table:table-cell>
          <table:table-cell office:value-type="string">
            <text:p>+/- 0.034</text:p>
          </table:table-cell>
          <table:table-cell office:value-type="string">
            <text:p>(Bouchard 2058B 2005)</text:p>
          </table:table-cell>
          <table:table-cell table:number-columns-repeated="2"/>
          <table:table-cell table:formula="oooc:=236000*[.H13]^2*[.S13]" office:value-type="float" office:value="726441.984">
            <text:p>726441.98</text:p>
          </table:table-cell>
          <table:table-cell office:value-type="float" office:value="-11.57">
            <text:p>-11.57</text:p>
          </table:table-cell>
          <table:table-cell office:value-type="string">
            <text:p>(DE VAUCOULEURS 1991RC3.9.C...0000d)</text:p>
          </table:table-cell>
          <table:table-cell/>
          <table:table-cell table:style-name="ce6" table:formula="oooc:=10^(ABS([.Y13]-5.48)/2.5)" office:value-type="float" office:value="6606934.48007596">
            <text:p>6.61E+06</text:p>
          </table:table-cell>
          <table:table-cell/>
          <table:table-cell table:style-name="ce4" table:formula="oooc:=[.R13]/[.AB13]" office:value-type="float" office:value="2.63468958630696E-016">
            <text:p>2.63E-016</text:p>
          </table:table-cell>
          <table:table-cell table:formula="oooc:=LOG([.AD13];10)" office:value-type="float" office:value="-15.5792705451176">
            <text:p>-15.58</text:p>
          </table:table-cell>
          <table:table-cell table:formula="oooc:=[.X13]/[.AB13]" office:value-type="float" office:value="0.109951443621952">
            <text:p>0.11</text:p>
          </table:table-cell>
          <table:table-cell table:formula="oooc:=LOG([.AF13];10)" office:value-type="float" office:value="-0.958799064139192">
            <text:p>-0.96</text:p>
          </table:table-cell>
          <table:table-cell/>
          <table:table-cell table:style-name="ce6" table:formula="oooc:=([.X13]*1.32)/[.R13]" office:value-type="float" office:value="550865294854005">
            <text:p>5.51E+14</text:p>
          </table:table-cell>
          <table:table-cell table:formula="oooc:=LOG([.AI13];10)" office:value-type="float" office:value="14.7410454121842">
            <text:p>14.74</text:p>
          </table:table-cell>
          <table:table-cell table:style-name="ce4" table:formula="oooc:=1/[.AD13]" office:value-type="float" office:value="3.79551354055981E+015">
            <text:p>3.80E+015</text:p>
          </table:table-cell>
          <table:table-cell table:formula="oooc:=LOG([.AK13];10)" office:value-type="float" office:value="15.5792705451176">
            <text:p>15.58</text:p>
          </table:table-cell>
          <table:table-cell/>
          <table:table-cell office:value-type="float" office:value="159">
            <text:p>159</text:p>
          </table:table-cell>
          <table:table-cell office:value-type="string">
            <text:p>Bouchard 2005</text:p>
          </table:table-cell>
        </table:table-row>
        <table:table-row table:style-name="ro2" table:number-rows-repeated="2">
          <table:table-cell table:number-columns-repeated="41"/>
        </table:table-row>
        <table:table-row table:style-name="ro2" table:number-rows-repeated="2">
          <table:table-cell table:number-columns-repeated="15"/>
          <table:table-cell table:style-name="ce6"/>
          <table:table-cell table:number-columns-repeated="25"/>
        </table:table-row>
        <table:table-row table:style-name="ro2">
          <table:table-cell office:value-type="string">
            <text:p>ESO384-G016</text:p>
          </table:table-cell>
          <table:table-cell table:number-columns-repeated="14"/>
          <table:table-cell table:style-name="ce6"/>
          <table:table-cell table:number-columns-repeated="25"/>
        </table:table-row>
        <table:table-row table:style-name="ro2">
          <table:table-cell office:value-type="string">
            <text:p>ESO407-G018</text:p>
          </table:table-cell>
          <table:table-cell table:number-columns-repeated="14"/>
          <table:table-cell table:style-name="ce6"/>
          <table:table-cell table:number-columns-repeated="25"/>
        </table:table-row>
        <table:table-row table:style-name="ro2">
          <table:table-cell office:value-type="string">
            <text:p>HIPASS J1337-39</text:p>
          </table:table-cell>
          <table:table-cell table:number-columns-repeated="3"/>
          <table:table-cell table:style-name="ce2"/>
          <table:table-cell table:number-columns-repeated="36"/>
        </table:table-row>
        <table:table-row table:style-name="ro2">
          <table:table-cell office:value-type="string">
            <text:p>NGC 59</text:p>
          </table:table-cell>
          <table:table-cell table:number-columns-repeated="14"/>
          <table:table-cell table:style-name="ce6"/>
          <table:table-cell table:number-columns-repeated="25"/>
        </table:table-row>
        <table:table-row table:style-name="ro2" table:number-rows-repeated="2">
          <table:table-cell table:number-columns-repeated="15"/>
          <table:table-cell table:style-name="ce6"/>
          <table:table-cell table:number-columns-repeated="25"/>
        </table:table-row>
        <table:table-row table:style-name="ro2">
          <table:table-cell office:value-type="string">
            <text:p>HIPASS J1321-31</text:p>
          </table:table-cell>
          <table:table-cell table:number-columns-repeated="14"/>
          <table:table-cell table:style-name="ce6"/>
          <table:table-cell table:number-columns-repeated="25"/>
        </table:table-row>
        <table:table-row table:style-name="ro2">
          <table:table-cell office:value-type="string">
            <text:p>ESO294-G010</text:p>
          </table:table-cell>
          <table:table-cell table:number-columns-repeated="40"/>
        </table:table-row>
        <table:table-row table:style-name="ro2">
          <table:table-cell office:value-type="string">
            <text:p>ESO540-G030</text:p>
          </table:table-cell>
          <table:table-cell table:number-columns-repeated="40"/>
        </table:table-row>
        <table:table-row table:style-name="ro2">
          <table:table-cell office:value-type="string">
            <text:p>ESO540-G032</text:p>
          </table:table-cell>
          <table:table-cell table:number-columns-repeated="40"/>
        </table:table-row>
        <table:table-row table:style-name="ro2">
          <table:table-cell office:value-type="string">
            <text:p>ESO410-G005</text:p>
          </table:table-cell>
          <table:table-cell table:number-columns-repeated="40"/>
        </table:table-row>
      </table:table>
      <table:table table:name="UV" table:style-name="ta1" table:print="false">
        <table:table-column table:style-name="co1" table:number-columns-repeated="29" table:default-cell-style-name="Default"/>
        <table:table-row table:style-name="ro2">
          <table:table-cell table:number-columns-repeated="2"/>
          <table:table-cell office:value-type="string">
            <text:p>NUV Flux (Sensor)</text:p>
          </table:table-cell>
          <table:table-cell office:value-type="string">
            <text:p>FUV Flux (Sensor)</text:p>
          </table:table-cell>
          <table:table-cell/>
          <table:table-cell office:value-type="string">
            <text:p>NUV Mag</text:p>
          </table:table-cell>
          <table:table-cell office:value-type="string">
            <text:p>FUV Mag</text:p>
          </table:table-cell>
          <table:table-cell/>
          <table:table-cell office:value-type="string">
            <text:p>E(B-V)</text:p>
          </table:table-cell>
          <table:table-cell office:value-type="string">
            <text:p>Extinction Correction</text:p>
          </table:table-cell>
          <table:table-cell table:number-columns-repeated="2"/>
          <table:table-cell office:value-type="string">
            <text:p>Distance (pc) </text:p>
          </table:table-cell>
          <table:table-cell/>
          <table:table-cell office:value-type="string">
            <text:p>Flux</text:p>
          </table:table-cell>
          <table:table-cell table:number-columns-repeated="2"/>
          <table:table-cell office:value-type="string">
            <text:p>Luminosity</text:p>
          </table:table-cell>
          <table:table-cell table:number-columns-repeated="2"/>
          <table:table-cell office:value-type="string">
            <text:p>SFR (Iglesias Paramero)</text:p>
          </table:table-cell>
          <table:table-cell table:number-columns-repeated="2"/>
          <table:table-cell office:value-type="string">
            <text:p>log(SFR)</text:p>
          </table:table-cell>
          <table:table-cell table:number-columns-repeated="2"/>
          <table:table-cell office:value-type="string">
            <text:p>log(SFR Ha)</text:p>
          </table:table-cell>
          <table:table-cell table:number-columns-repeated="2" office:value-type="string">
            <text:p>log(Ha)/log(FUV)</text:p>
          </table:table-cell>
        </table:table-row>
        <table:table-row table:style-name="ro2">
          <table:table-cell table:number-columns-repeated="9"/>
          <table:table-cell office:value-type="string">
            <text:p>NUV</text:p>
          </table:table-cell>
          <table:table-cell office:value-type="string">
            <text:p>FUV</text:p>
          </table:table-cell>
          <table:table-cell table:number-columns-repeated="3"/>
          <table:table-cell office:value-type="string">
            <text:p>NUV</text:p>
          </table:table-cell>
          <table:table-cell office:value-type="string">
            <text:p>FUV</text:p>
          </table:table-cell>
          <table:table-cell/>
          <table:table-cell office:value-type="string">
            <text:p>NUV</text:p>
          </table:table-cell>
          <table:table-cell office:value-type="string">
            <text:p>FUV</text:p>
          </table:table-cell>
          <table:table-cell/>
          <table:table-cell office:value-type="string">
            <text:p>NUV</text:p>
          </table:table-cell>
          <table:table-cell office:value-type="string">
            <text:p>FUV</text:p>
          </table:table-cell>
          <table:table-cell/>
          <table:table-cell office:value-type="string">
            <text:p>NUV</text:p>
          </table:table-cell>
          <table:table-cell office:value-type="string">
            <text:p>FUV</text:p>
          </table:table-cell>
          <table:table-cell table:number-columns-repeated="4"/>
        </table:table-row>
        <table:table-row table:style-name="ro2">
          <table:table-cell office:value-type="string">
            <text:p>ESO384-G016</text:p>
          </table:table-cell>
          <table:table-cell/>
          <table:table-cell office:value-type="float" office:value="11.39169">
            <text:p>11.39</text:p>
          </table:table-cell>
          <table:table-cell office:value-type="float" office:value="1.984931">
            <text:p>1.98</text:p>
          </table:table-cell>
          <table:table-cell/>
          <table:table-cell table:formula="oooc:=-2.5*LOG([.C3];10)+18.82" office:value-type="float" office:value="16.178529604809">
            <text:p>16.18</text:p>
          </table:table-cell>
          <table:table-cell table:formula="oooc:=-2.5*LOG([.D3];10)+20.08" office:value-type="float" office:value="19.3356364638644">
            <text:p>19.34</text:p>
          </table:table-cell>
          <table:table-cell/>
          <table:table-cell office:value-type="float" office:value="0.074">
            <text:p>0.07</text:p>
          </table:table-cell>
          <table:table-cell table:formula="oooc:=[.I3]*8.87" office:value-type="float" office:value="0.65638">
            <text:p>0.66</text:p>
          </table:table-cell>
          <table:table-cell table:formula="oooc:=8.24*[.I3]" office:value-type="float" office:value="0.60976">
            <text:p>0.61</text:p>
          </table:table-cell>
          <table:table-cell/>
          <table:table-cell office:value-type="float" office:value="4.53">
            <text:p>4.53</text:p>
          </table:table-cell>
          <table:table-cell/>
          <table:table-cell table:style-name="ce6" table:formula="oooc:=10^(([.F3]+48.6)/-2.5)" office:value-type="float" office:value="1.22627580094548E-026">
            <text:p>1.23E-26</text:p>
          </table:table-cell>
          <table:table-cell table:style-name="ce6" table:formula="oooc:=10^(([.G3]+48.6)/-2.5)" office:value-type="float" office:value="6.69492034863558E-028">
            <text:p>6.69E-28</text:p>
          </table:table-cell>
          <table:table-cell/>
          <table:table-cell table:style-name="ce7" table:formula="oooc:=LOG(10^((2.5*LOG([.O3];10)+[.J3])/2.5)*4*3.1415927*[.M3]^2*9.548;10)+48" office:value-type="float" office:value="25.7424588428746">
            <text:p>25.74</text:p>
          </table:table-cell>
          <table:table-cell table:style-name="ce7" table:formula="oooc:=LOG(10^((2.5*LOG([.P3];10)+[.K3])/2.5)*4*3.1415927*[.M3]^2*9.548;10)+48" office:value-type="float" office:value="24.4609680992525">
            <text:p>24.46</text:p>
          </table:table-cell>
          <table:table-cell/>
          <table:table-cell table:style-name="ce6" table:formula="oooc:=1.4E-028*10^([.R3])" office:value-type="float" office:value="0.00773725443402501">
            <text:p>7.74E-03</text:p>
          </table:table-cell>
          <table:table-cell table:style-name="ce6" table:formula="oooc:=1.4E-028*10^([.S3])" office:value-type="float" office:value="0.000404665458067755">
            <text:p>4.05E-04</text:p>
          </table:table-cell>
          <table:table-cell/>
          <table:table-cell table:formula="oooc:=LOG([.U3];10)" office:value-type="float" office:value="-2.11141312144714">
            <text:p>-2.11</text:p>
          </table:table-cell>
          <table:table-cell table:formula="oooc:=LOG([.V3];10)" office:value-type="float" office:value="-3.39290386506927">
            <text:p>-3.39</text:p>
          </table:table-cell>
          <table:table-cell/>
          <table:table-cell office:value-type="float" office:value="-4.8">
            <text:p>-4.8</text:p>
          </table:table-cell>
          <table:table-cell table:formula="oooc:=[.AA3]/[.X3]" office:value-type="float" office:value="2.27335898940996">
            <text:p>2.27</text:p>
          </table:table-cell>
          <table:table-cell table:formula="oooc:=[.AA3]/[.Y3]" office:value-type="float" office:value="1.4147173603759">
            <text:p>1.41</text:p>
          </table:table-cell>
        </table:table-row>
        <table:table-row table:style-name="ro2">
          <table:table-cell office:value-type="string">
            <text:p>ESO407-G018</text:p>
          </table:table-cell>
          <table:table-cell/>
          <table:table-cell office:value-type="float" office:value="80.19416">
            <text:p>80.19</text:p>
          </table:table-cell>
          <table:table-cell office:value-type="float" office:value="22.15242">
            <text:p>22.15</text:p>
          </table:table-cell>
          <table:table-cell/>
          <table:table-cell table:formula="oooc:=-2.5*LOG([.C4];10)+18.82" office:value-type="float" office:value="14.0596431432585">
            <text:p>14.06</text:p>
          </table:table-cell>
          <table:table-cell table:formula="oooc:=-2.5*LOG([.D4];10)+20.08" office:value-type="float" office:value="16.716447057887">
            <text:p>16.72</text:p>
          </table:table-cell>
          <table:table-cell/>
          <table:table-cell office:value-type="float" office:value="0.015">
            <text:p>0.02</text:p>
          </table:table-cell>
          <table:table-cell table:formula="oooc:=[.I4]*8.87" office:value-type="float" office:value="0.13305">
            <text:p>0.13</text:p>
          </table:table-cell>
          <table:table-cell table:formula="oooc:=8.24*[.I4]" office:value-type="float" office:value="0.1236">
            <text:p>0.12</text:p>
          </table:table-cell>
          <table:table-cell/>
          <table:table-cell office:value-type="float" office:value="3.21">
            <text:p>3.21</text:p>
          </table:table-cell>
          <table:table-cell/>
          <table:table-cell table:style-name="ce6" table:formula="oooc:=10^(([.F4]+48.6)/-2.5)" office:value-type="float" office:value="8.63262235762647E-026">
            <text:p>8.63E-26</text:p>
          </table:table-cell>
          <table:table-cell table:style-name="ce6" table:formula="oooc:=10^(([.G4]+48.6)/-2.5)" office:value-type="float" office:value="7.47173012208085E-027">
            <text:p>7.47E-27</text:p>
          </table:table-cell>
          <table:table-cell/>
          <table:table-cell table:style-name="ce7" table:formula="oooc:=LOG(10^((2.5*LOG([.O4];10)+[.J4])/2.5)*4*3.1415927*[.M4]^2*9.548;10)+48" office:value-type="float" office:value="26.0814950882789">
            <text:p>26.08</text:p>
          </table:table-cell>
          <table:table-cell table:style-name="ce7" table:formula="oooc:=LOG(10^((2.5*LOG([.P4];10)+[.K4])/2.5)*4*3.1415927*[.M4]^2*9.548;10)+48" office:value-type="float" office:value="25.0149935224275">
            <text:p>25.01</text:p>
          </table:table-cell>
          <table:table-cell/>
          <table:table-cell table:style-name="ce6" table:formula="oooc:=1.4E-028*10^([.R4])" office:value-type="float" office:value="0.0168897462164628">
            <text:p>1.69E-02</text:p>
          </table:table-cell>
          <table:table-cell table:style-name="ce6" table:formula="oooc:=1.4E-028*10^([.S4])" office:value-type="float" office:value="0.00144917741847413">
            <text:p>1.45E-03</text:p>
          </table:table-cell>
          <table:table-cell/>
          <table:table-cell table:formula="oooc:=LOG([.U4];10)" office:value-type="float" office:value="-1.77237687604284">
            <text:p>-1.77</text:p>
          </table:table-cell>
          <table:table-cell table:formula="oooc:=LOG([.V4];10)" office:value-type="float" office:value="-2.83887844189425">
            <text:p>-2.84</text:p>
          </table:table-cell>
          <table:table-cell/>
          <table:table-cell office:value-type="float" office:value="-4.8">
            <text:p>-4.8</text:p>
          </table:table-cell>
          <table:table-cell table:formula="oooc:=[.AA4]/[.X4]" office:value-type="float" office:value="2.70822761506396">
            <text:p>2.71</text:p>
          </table:table-cell>
          <table:table-cell table:formula="oooc:=[.AA4]/[.Y4]" office:value-type="float" office:value="1.69080857044276">
            <text:p>1.69</text:p>
          </table:table-cell>
        </table:table-row>
        <table:table-row table:style-name="ro2">
          <table:table-cell office:value-type="string">
            <text:p>HIPASS J1337-39</text:p>
          </table:table-cell>
          <table:table-cell/>
          <table:table-cell office:value-type="float" office:value="14.06686">
            <text:p>14.07</text:p>
          </table:table-cell>
          <table:table-cell office:value-type="float" office:value="3.610649">
            <text:p>3.61</text:p>
          </table:table-cell>
          <table:table-cell/>
          <table:table-cell table:formula="oooc:=-2.5*LOG([.C5];10)+18.82" office:value-type="float" office:value="15.9495070870568">
            <text:p>15.95</text:p>
          </table:table-cell>
          <table:table-cell table:formula="oooc:=-2.5*LOG([.D5];10)+20.08" office:value-type="float" office:value="18.6860368208689">
            <text:p>18.69</text:p>
          </table:table-cell>
          <table:table-cell/>
          <table:table-cell office:value-type="float" office:value="0.074">
            <text:p>0.07</text:p>
          </table:table-cell>
          <table:table-cell table:formula="oooc:=[.I5]*8.87" office:value-type="float" office:value="0.65638">
            <text:p>0.66</text:p>
          </table:table-cell>
          <table:table-cell table:formula="oooc:=8.24*[.I5]" office:value-type="float" office:value="0.60976">
            <text:p>0.61</text:p>
          </table:table-cell>
          <table:table-cell/>
          <table:table-cell office:value-type="float" office:value="4.9">
            <text:p>4.9</text:p>
          </table:table-cell>
          <table:table-cell/>
          <table:table-cell table:style-name="ce6" table:formula="oooc:=10^(([.F5]+48.6)/-2.5)" office:value-type="float" office:value="1.51424854550009E-026">
            <text:p>1.51E-26</text:p>
          </table:table-cell>
          <table:table-cell table:style-name="ce6" table:formula="oooc:=10^(([.G5]+48.6)/-2.5)" office:value-type="float" office:value="1.21782608372184E-027">
            <text:p>1.22E-27</text:p>
          </table:table-cell>
          <table:table-cell/>
          <table:table-cell table:style-name="ce7" table:formula="oooc:=LOG(10^((2.5*LOG([.O5];10)+[.J5])/2.5)*4*3.1415927*[.M5]^2*9.548;10)+48" office:value-type="float" office:value="25.9022636060069">
            <text:p>25.9</text:p>
          </table:table-cell>
          <table:table-cell table:style-name="ce7" table:formula="oooc:=LOG(10^((2.5*LOG([.P5];10)+[.K5])/2.5)*4*3.1415927*[.M5]^2*9.548;10)+48" office:value-type="float" office:value="24.789003712482">
            <text:p>24.79</text:p>
          </table:table-cell>
          <table:table-cell/>
          <table:table-cell table:style-name="ce6" table:formula="oooc:=1.4E-028*10^([.R5])" office:value-type="float" office:value="0.0111787087626228">
            <text:p>1.12E-02</text:p>
          </table:table-cell>
          <table:table-cell table:style-name="ce6" table:formula="oooc:=1.4E-028*10^([.S5])" office:value-type="float" office:value="0.000861254984033331">
            <text:p>8.61E-04</text:p>
          </table:table-cell>
          <table:table-cell/>
          <table:table-cell table:formula="oooc:=LOG([.U5];10)" office:value-type="float" office:value="-1.95160835831488">
            <text:p>-1.95</text:p>
          </table:table-cell>
          <table:table-cell table:formula="oooc:=LOG([.V5];10)" office:value-type="float" office:value="-3.06486825183972">
            <text:p>-3.06</text:p>
          </table:table-cell>
          <table:table-cell/>
          <table:table-cell office:value-type="float" office:value="-3.54">
            <text:p>-3.54</text:p>
          </table:table-cell>
          <table:table-cell table:formula="oooc:=[.AA5]/[.X5]" office:value-type="float" office:value="1.81388852169942">
            <text:p>1.81</text:p>
          </table:table-cell>
          <table:table-cell table:formula="oooc:=[.AA5]/[.Y5]" office:value-type="float" office:value="1.15502517861088">
            <text:p>1.16</text:p>
          </table:table-cell>
        </table:table-row>
        <table:table-row table:style-name="ro2" table:number-rows-repeated="2">
          <table:table-cell table:number-columns-repeated="29"/>
        </table:table-row>
        <table:table-row table:style-name="ro2">
          <table:table-cell table:number-columns-repeated="5"/>
          <table:table-cell table:style-name="ce6"/>
          <table:table-cell table:number-columns-repeated="23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IMDNI+AdvTT5843c571" svg:font-family="HIMDNI+AdvTT5843c571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3">11/23/2009</text:date>, <text:time>12:4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09-30T13:01:03</meta:creation-date>
    <dc:creator>Cameron Sobie</dc:creator>
    <dc:date>2009-11-23T12:47:18</dc:date>
    <meta:editing-cycles>24</meta:editing-cycles>
    <meta:editing-duration>P1DT20H38M59S</meta:editing-duration>
    <meta:user-defined meta:name="Info 1"/>
    <meta:user-defined meta:name="Info 2"/>
    <meta:user-defined meta:name="Info 3"/>
    <meta:user-defined meta:name="Info 4"/>
    <meta:document-statistic meta:table-count="3" meta:cell-count="382"/>
  </office:meta>
</office:document-meta>
</file>